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MimeHeaderHandler.setHeaderValue( String header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MimeHeaderHandler.configure( Configuration handler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tMimeHeaderHandler.setHeaderName( String head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MimeHeaderHandler.onMessage( SMTPSession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